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4.75pt" style:use-optimal-column-width="true"/>
    </style:style>
    <style:style style:name="ACOL-2" style:family="table-column">
      <style:table-column-properties style:column-width="120.75pt" style:use-optimal-column-width="true"/>
    </style:style>
    <style:style style:name="ACOL-3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Start.csv" table:style-name="ta-0" table:print="true">
        <office:forms form:automatic-focus="false" form:apply-design-mode="false">
          <form:form/>
        </office:forms>
        <table:table-column table:style-name="ACOL-1" table:number-columns-repeated="2"/>
        <table:table-column table:style-name="ACOL-0"/>
        <table:table-column table:style-name="ACOL-1" table:number-columns-repeated="2"/>
        <table:table-column table:style-name="ACOL-2" table:number-columns-repeated="2"/>
        <table:table-column table:style-name="ACOL-0" table:number-columns-repeated="249"/>
        <table:table-row table:style-name="AROW-0">
          <table:table-cell table:style-name="Gnumeric-default" office:value-type="float" office:value="3.979193">
            <text:p>3.979193</text:p>
          </table:table-cell>
          <table:table-cell table:style-name="Gnumeric-default" office:value-type="float" office:value="4.0100579999999999">
            <text:p>4.010058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3.9919880000000001">
            <text:p>3.991988</text:p>
          </table:table-cell>
          <table:table-cell table:style-name="ACE-1" office:value-type="float" office:value="4.0246399999999998">
            <text:p>4.02464</text:p>
          </table:table-cell>
          <table:table-cell table:style-name="Gnumeric-default" table:formula="of:=SUM([.D1]-[.A1])" office:value-type="float" office:value="0.012795000000000112">
            <text:p>0.012795000000000112</text:p>
          </table:table-cell>
          <table:table-cell table:style-name="Gnumeric-default" table:formula="of:=SUM([.E1]-[.B1])" office:value-type="float" office:value="0.014581999999999873">
            <text:p>0.01458199999999987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.2213380000000003">
            <text:p>4.221338</text:p>
          </table:table-cell>
          <table:table-cell table:style-name="Gnumeric-default" office:value-type="float" office:value="4.2790020000000002">
            <text:p>4.279002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4.2605389999999996">
            <text:p>4.260539</text:p>
          </table:table-cell>
          <table:table-cell table:style-name="ACE-1" office:value-type="float" office:value="4.3078900000000004">
            <text:p>4.30789</text:p>
          </table:table-cell>
          <table:table-cell table:style-name="Gnumeric-default" table:formula="of:=SUM([.D2]-[.A2])" office:value-type="float" office:value="0.039200999999999375">
            <text:p>0.039200999999999375</text:p>
          </table:table-cell>
          <table:table-cell table:style-name="Gnumeric-default" table:formula="of:=SUM([.E2]-[.B2])" office:value-type="float" office:value="0.028888000000000247">
            <text:p>0.02888800000000024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.5190789999999996">
            <text:p>4.519079</text:p>
          </table:table-cell>
          <table:table-cell table:style-name="Gnumeric-default" office:value-type="float" office:value="4.5821889999999996">
            <text:p>4.582189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4.5604630000000004">
            <text:p>4.560463</text:p>
          </table:table-cell>
          <table:table-cell table:style-name="ACE-1" office:value-type="float" office:value="4.6247769999999999">
            <text:p>4.624777</text:p>
          </table:table-cell>
          <table:table-cell table:style-name="Gnumeric-default" table:formula="of:=SUM([.D3]-[.A3])" office:value-type="float" office:value="0.041384000000000754">
            <text:p>0.041384000000000754</text:p>
          </table:table-cell>
          <table:table-cell table:style-name="Gnumeric-default" table:formula="of:=SUM([.E3]-[.B3])" office:value-type="float" office:value="0.042588000000000292">
            <text:p>0.0425880000000002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.8161610000000001">
            <text:p>4.816161</text:p>
          </table:table-cell>
          <table:table-cell table:style-name="Gnumeric-default" office:value-type="float" office:value="4.8767139999999998">
            <text:p>4.876714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4.8521700000000001">
            <text:p>4.85217</text:p>
          </table:table-cell>
          <table:table-cell table:style-name="ACE-1" office:value-type="float" office:value="4.8939719999999998">
            <text:p>4.893972</text:p>
          </table:table-cell>
          <table:table-cell table:style-name="Gnumeric-default" table:formula="of:=SUM([.D4]-[.A4])" office:value-type="float" office:value="0.036008999999999958">
            <text:p>0.03600899999999996</text:p>
          </table:table-cell>
          <table:table-cell table:style-name="Gnumeric-default" table:formula="of:=SUM([.E4]-[.B4])" office:value-type="float" office:value="0.017257999999999996">
            <text:p>0.01725799999999999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.1051229999999999">
            <text:p>5.105123</text:p>
          </table:table-cell>
          <table:table-cell table:style-name="Gnumeric-default" office:value-type="float" office:value="5.192787">
            <text:p>5.192787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5.1601100000000004">
            <text:p>5.16011</text:p>
          </table:table-cell>
          <table:table-cell table:style-name="ACE-1" office:value-type="float" office:value="5.2080679999999999">
            <text:p>5.208068</text:p>
          </table:table-cell>
          <table:table-cell table:style-name="Gnumeric-default" table:formula="of:=SUM([.D5]-[.A5])" office:value-type="float" office:value="0.054987000000000563">
            <text:p>0.05498700000000056</text:p>
          </table:table-cell>
          <table:table-cell table:style-name="Gnumeric-default" table:formula="of:=SUM([.E5]-[.B5])" office:value-type="float" office:value="0.015280999999999878">
            <text:p>0.01528099999999987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0.163155000000003">
            <text:p>40.163155</text:p>
          </table:table-cell>
          <table:table-cell table:style-name="Gnumeric-default" office:value-type="float" office:value="41.232425999999997">
            <text:p>41.232426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40.188285">
            <text:p>40.188285</text:p>
          </table:table-cell>
          <table:table-cell table:style-name="ACE-1" office:value-type="float" office:value="41.243977000000001">
            <text:p>41.243977</text:p>
          </table:table-cell>
          <table:table-cell table:style-name="Gnumeric-default" table:formula="of:=SUM([.D6]-[.A6])" office:value-type="float" office:value="0.02512999999999721">
            <text:p>0.02512999999999721</text:p>
          </table:table-cell>
          <table:table-cell table:style-name="Gnumeric-default" table:formula="of:=SUM([.E6]-[.B6])" office:value-type="float" office:value="0.011551000000004308">
            <text:p>0.01155100000000430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1.524872000000002">
            <text:p>41.524872</text:p>
          </table:table-cell>
          <table:table-cell table:style-name="Gnumeric-default" office:value-type="float" office:value="42.578207999999997">
            <text:p>42.578208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41.540751999999998">
            <text:p>41.540752</text:p>
          </table:table-cell>
          <table:table-cell table:style-name="ACE-1" office:value-type="float" office:value="42.627991999999999">
            <text:p>42.627992</text:p>
          </table:table-cell>
          <table:table-cell table:style-name="Gnumeric-default" table:formula="of:=SUM([.D7]-[.A7])" office:value-type="float" office:value="0.015879999999995675">
            <text:p>0.015879999999995675</text:p>
          </table:table-cell>
          <table:table-cell table:style-name="Gnumeric-default" table:formula="of:=SUM([.E7]-[.B7])" office:value-type="float" office:value="0.049784000000002493">
            <text:p>0.0497840000000024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2.994686000000002">
            <text:p>42.994686</text:p>
          </table:table-cell>
          <table:table-cell table:style-name="Gnumeric-default" office:value-type="float" office:value="44.069369000000002">
            <text:p>44.069369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43.032828000000002">
            <text:p>43.032828</text:p>
          </table:table-cell>
          <table:table-cell table:style-name="ACE-1" office:value-type="float" office:value="44.093193999999997">
            <text:p>44.093194</text:p>
          </table:table-cell>
          <table:table-cell table:style-name="Gnumeric-default" table:formula="of:=SUM([.D8]-[.A8])" office:value-type="float" office:value="0.038142000000000564">
            <text:p>0.038142000000000564</text:p>
          </table:table-cell>
          <table:table-cell table:style-name="Gnumeric-default" table:formula="of:=SUM([.E8]-[.B8])" office:value-type="float" office:value="0.0238249999999951">
            <text:p>0.023824999999995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4.339385999999998">
            <text:p>44.339386</text:p>
          </table:table-cell>
          <table:table-cell table:style-name="Gnumeric-default" office:value-type="float" office:value="45.440201000000002">
            <text:p>45.44020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44.376130000000003">
            <text:p>44.37613</text:p>
          </table:table-cell>
          <table:table-cell table:style-name="ACE-1" office:value-type="float" office:value="45.455809000000002">
            <text:p>45.455809</text:p>
          </table:table-cell>
          <table:table-cell table:style-name="Gnumeric-default" table:formula="of:=SUM([.D9]-[.A9])" office:value-type="float" office:value="0.036744000000005883">
            <text:p>0.03674400000000588</text:p>
          </table:table-cell>
          <table:table-cell table:style-name="Gnumeric-default" table:formula="of:=SUM([.E9]-[.B9])" office:value-type="float" office:value="0.015608000000000288">
            <text:p>0.01560800000000028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5.699027999999998">
            <text:p>45.699028</text:p>
          </table:table-cell>
          <table:table-cell table:style-name="Gnumeric-default" office:value-type="float" office:value="46.749405000000003">
            <text:p>46.74940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float" office:value="45.728363999999999">
            <text:p>45.728364</text:p>
          </table:table-cell>
          <table:table-cell table:style-name="ACE-1" office:value-type="float" office:value="46.763879000000003">
            <text:p>46.763879</text:p>
          </table:table-cell>
          <table:table-cell table:style-name="Gnumeric-default" table:formula="of:=SUM([.D10]-[.A10])" office:value-type="float" office:value="0.029336000000000695">
            <text:p>0.029336000000000695</text:p>
          </table:table-cell>
          <table:table-cell table:style-name="Gnumeric-default" table:formula="of:=SUM([.E10]-[.B10])" office:value-type="float" office:value="0.014473999999999876">
            <text:p>0.01447399999999987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8.7245930000000005">
            <text:p>8.724593</text:p>
          </table:table-cell>
          <table:table-cell table:style-name="Gnumeric-default" office:value-type="float" office:value="10.764436">
            <text:p>10.764436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float" office:value="8.7400719999999996">
            <text:p>8.740072</text:p>
          </table:table-cell>
          <table:table-cell table:style-name="ACE-1" office:value-type="float" office:value="10.786038">
            <text:p>10.786038</text:p>
          </table:table-cell>
          <table:table-cell table:style-name="Gnumeric-default" table:formula="of:=SUM([.D11]-[.A11])" office:value-type="float" office:value="0.015478999999999132">
            <text:p>0.015478999999999132</text:p>
          </table:table-cell>
          <table:table-cell table:style-name="Gnumeric-default" table:formula="of:=SUM([.E11]-[.B11])" office:value-type="float" office:value="0.021601999999999677">
            <text:p>0.02160199999999967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1.081434">
            <text:p>11.081434</text:p>
          </table:table-cell>
          <table:table-cell table:style-name="Gnumeric-default" office:value-type="float" office:value="13.153641">
            <text:p>13.15364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float" office:value="11.104583">
            <text:p>11.104583</text:p>
          </table:table-cell>
          <table:table-cell table:style-name="ACE-1" office:value-type="float" office:value="13.185867">
            <text:p>13.185867</text:p>
          </table:table-cell>
          <table:table-cell table:style-name="Gnumeric-default" table:formula="of:=SUM([.D12]-[.A12])" office:value-type="float" office:value="0.023149000000000086">
            <text:p>0.023149000000000086</text:p>
          </table:table-cell>
          <table:table-cell table:style-name="Gnumeric-default" table:formula="of:=SUM([.E12]-[.B12])" office:value-type="float" office:value="0.032225999999999644">
            <text:p>0.03222599999999964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3.41305">
            <text:p>13.41305</text:p>
          </table:table-cell>
          <table:table-cell table:style-name="Gnumeric-default" office:value-type="float" office:value="15.454587">
            <text:p>15.454587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float" office:value="13.43628">
            <text:p>13.43628</text:p>
          </table:table-cell>
          <table:table-cell table:style-name="ACE-1" office:value-type="float" office:value="15.476101999999999">
            <text:p>15.476102</text:p>
          </table:table-cell>
          <table:table-cell table:style-name="Gnumeric-default" table:formula="of:=SUM([.D13]-[.A13])" office:value-type="float" office:value="0.023229999999999862">
            <text:p>0.023229999999999862</text:p>
          </table:table-cell>
          <table:table-cell table:style-name="Gnumeric-default" table:formula="of:=SUM([.E13]-[.B13])" office:value-type="float" office:value="0.021514999999999063">
            <text:p>0.02151499999999906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5.737802">
            <text:p>15.737802</text:p>
          </table:table-cell>
          <table:table-cell table:style-name="Gnumeric-default" office:value-type="float" office:value="17.790645000000001">
            <text:p>17.79064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float" office:value="15.760676999999999">
            <text:p>15.760677</text:p>
          </table:table-cell>
          <table:table-cell table:style-name="ACE-1" office:value-type="float" office:value="17.815932">
            <text:p>17.815932</text:p>
          </table:table-cell>
          <table:table-cell table:style-name="Gnumeric-default" table:formula="of:=SUM([.D14]-[.A14])" office:value-type="float" office:value="0.022874999999999091">
            <text:p>0.02287499999999909</text:p>
          </table:table-cell>
          <table:table-cell table:style-name="Gnumeric-default" table:formula="of:=SUM([.E14]-[.B14])" office:value-type="float" office:value="0.025286999999998727">
            <text:p>0.02528699999999872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8.063963999999999">
            <text:p>18.063964</text:p>
          </table:table-cell>
          <table:table-cell table:style-name="Gnumeric-default" office:value-type="float" office:value="20.114923999999998">
            <text:p>20.11492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float" office:value="18.092703">
            <text:p>18.092703</text:p>
          </table:table-cell>
          <table:table-cell table:style-name="ACE-1" office:value-type="float" office:value="20.132154">
            <text:p>20.132154</text:p>
          </table:table-cell>
          <table:table-cell table:style-name="Gnumeric-default" table:formula="of:=SUM([.D15]-[.A15])" office:value-type="float" office:value="0.028739000000001624">
            <text:p>0.028739000000001624</text:p>
          </table:table-cell>
          <table:table-cell table:style-name="Gnumeric-default" table:formula="of:=SUM([.E15]-[.B15])" office:value-type="float" office:value="0.017230000000001411">
            <text:p>0.0172300000000014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6.822454">
            <text:p>26.822454</text:p>
          </table:table-cell>
          <table:table-cell table:style-name="Gnumeric-default" office:value-type="float" office:value="29.863655999999999">
            <text:p>29.863656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float" office:value="26.849689999999999">
            <text:p>26.84969</text:p>
          </table:table-cell>
          <table:table-cell table:style-name="ACE-1" office:value-type="float" office:value="29.880125">
            <text:p>29.880125</text:p>
          </table:table-cell>
          <table:table-cell table:style-name="Gnumeric-default" table:formula="of:=SUM([.D16]-[.A16])" office:value-type="float" office:value="0.027235999999998484">
            <text:p>0.027235999999998484</text:p>
          </table:table-cell>
          <table:table-cell table:style-name="Gnumeric-default" table:formula="of:=SUM([.E16]-[.B16])" office:value-type="float" office:value="0.016469000000000733">
            <text:p>0.01646900000000073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0.194186999999999">
            <text:p>30.194187</text:p>
          </table:table-cell>
          <table:table-cell table:style-name="Gnumeric-default" office:value-type="float" office:value="33.235669999999999">
            <text:p>33.23567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float" office:value="30.211850999999999">
            <text:p>30.211851</text:p>
          </table:table-cell>
          <table:table-cell table:style-name="ACE-1" office:value-type="float" office:value="33.255994000000001">
            <text:p>33.255994</text:p>
          </table:table-cell>
          <table:table-cell table:style-name="Gnumeric-default" table:formula="of:=SUM([.D17]-[.A17])" office:value-type="float" office:value="0.017663999999999902">
            <text:p>0.017663999999999902</text:p>
          </table:table-cell>
          <table:table-cell table:style-name="Gnumeric-default" table:formula="of:=SUM([.E17]-[.B17])" office:value-type="float" office:value="0.020324000000002229">
            <text:p>0.0203240000000022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3.527073999999999">
            <text:p>33.527074</text:p>
          </table:table-cell>
          <table:table-cell table:style-name="Gnumeric-default" office:value-type="float" office:value="36.571373000000001">
            <text:p>36.57137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float" office:value="33.548144000000001">
            <text:p>33.548144</text:p>
          </table:table-cell>
          <table:table-cell table:style-name="ACE-1" office:value-type="float" office:value="36.587831999999999">
            <text:p>36.587832</text:p>
          </table:table-cell>
          <table:table-cell table:style-name="Gnumeric-default" table:formula="of:=SUM([.D18]-[.A18])" office:value-type="float" office:value="0.021070000000001698">
            <text:p>0.0210700000000017</text:p>
          </table:table-cell>
          <table:table-cell table:style-name="Gnumeric-default" table:formula="of:=SUM([.E18]-[.B18])" office:value-type="float" office:value="0.016458999999997559">
            <text:p>0.0164589999999975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6.808231999999997">
            <text:p>36.808232</text:p>
          </table:table-cell>
          <table:table-cell table:style-name="Gnumeric-default" office:value-type="float" office:value="39.84901">
            <text:p>39.8490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float" office:value="36.828063999999998">
            <text:p>36.828064</text:p>
          </table:table-cell>
          <table:table-cell table:style-name="ACE-1" office:value-type="float" office:value="39.867991000000004">
            <text:p>39.867991</text:p>
          </table:table-cell>
          <table:table-cell table:style-name="Gnumeric-default" table:formula="of:=SUM([.D19]-[.A19])" office:value-type="float" office:value="0.01983200000000096">
            <text:p>0.01983200000000096</text:p>
          </table:table-cell>
          <table:table-cell table:style-name="Gnumeric-default" table:formula="of:=SUM([.E19]-[.B19])" office:value-type="float" office:value="0.018981000000003689">
            <text:p>0.0189810000000036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0.082003">
            <text:p>40.082003</text:p>
          </table:table-cell>
          <table:table-cell table:style-name="Gnumeric-default" office:value-type="float" office:value="43.155234999999998">
            <text:p>43.15523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float" office:value="40.124110000000002">
            <text:p>40.12411</text:p>
          </table:table-cell>
          <table:table-cell table:style-name="ACE-1" office:value-type="float" office:value="43.167783">
            <text:p>43.167783</text:p>
          </table:table-cell>
          <table:table-cell table:style-name="Gnumeric-default" table:formula="of:=SUM([.D20]-[.A20])" office:value-type="float" office:value="0.042107000000001449">
            <text:p>0.04210700000000145</text:p>
          </table:table-cell>
          <table:table-cell table:style-name="Gnumeric-default" table:formula="of:=SUM([.E20]-[.B20])" office:value-type="float" office:value="0.012548000000002446">
            <text:p>0.01254800000000244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8.275002999999998">
            <text:p>48.275003</text:p>
          </table:table-cell>
          <table:table-cell table:style-name="Gnumeric-default" office:value-type="float" office:value="52.368696999999997">
            <text:p>52.368697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float" office:value="48.340026999999999">
            <text:p>48.340027</text:p>
          </table:table-cell>
          <table:table-cell table:style-name="ACE-1" office:value-type="float" office:value="52.386006999999999">
            <text:p>52.386007</text:p>
          </table:table-cell>
          <table:table-cell table:style-name="Gnumeric-default" table:formula="of:=SUM([.D21]-[.A21])" office:value-type="float" office:value="0.065024000000001081">
            <text:p>0.06502400000000108</text:p>
          </table:table-cell>
          <table:table-cell table:style-name="Gnumeric-default" table:formula="of:=SUM([.E21]-[.B21])" office:value-type="float" office:value="0.017310000000001935">
            <text:p>0.01731000000000193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2.606898999999999">
            <text:p>52.606899</text:p>
          </table:table-cell>
          <table:table-cell table:style-name="Gnumeric-default" office:value-type="float" office:value="56.680816999999998">
            <text:p>56.680817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float" office:value="52.662624000000001">
            <text:p>52.662624</text:p>
          </table:table-cell>
          <table:table-cell table:style-name="ACE-1" office:value-type="float" office:value="56.708329999999997">
            <text:p>56.70833</text:p>
          </table:table-cell>
          <table:table-cell table:style-name="Gnumeric-default" table:formula="of:=SUM([.D22]-[.A22])" office:value-type="float" office:value="0.055725000000002467">
            <text:p>0.05572500000000247</text:p>
          </table:table-cell>
          <table:table-cell table:style-name="Gnumeric-default" table:formula="of:=SUM([.E22]-[.B22])" office:value-type="float" office:value="0.02751299999999901">
            <text:p>0.0275129999999990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6.972264000000003">
            <text:p>56.972264</text:p>
          </table:table-cell>
          <table:table-cell table:style-name="Gnumeric-default" office:value-type="float" office:value="1.0184230000000001">
            <text:p>1.018423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float" office:value="56.987817999999997">
            <text:p>56.987818</text:p>
          </table:table-cell>
          <table:table-cell table:style-name="ACE-1" office:value-type="float" office:value="1.0321849999999999">
            <text:p>1.032185</text:p>
          </table:table-cell>
          <table:table-cell table:style-name="Gnumeric-default" table:formula="of:=SUM([.D23]-[.A23])" office:value-type="float" office:value="0.015553999999994517">
            <text:p>0.015553999999994517</text:p>
          </table:table-cell>
          <table:table-cell table:style-name="Gnumeric-default" table:formula="of:=SUM([.E23]-[.B23])" office:value-type="float" office:value="0.01376199999999983">
            <text:p>0.0137619999999998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.325906">
            <text:p>1.325906</text:p>
          </table:table-cell>
          <table:table-cell table:style-name="Gnumeric-default" office:value-type="float" office:value="5.3842499999999998">
            <text:p>5.38425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float" office:value="1.3621909999999999">
            <text:p>1.362191</text:p>
          </table:table-cell>
          <table:table-cell table:style-name="ACE-1" office:value-type="float" office:value="5.3964699999999999">
            <text:p>5.39647</text:p>
          </table:table-cell>
          <table:table-cell table:style-name="Gnumeric-default" table:formula="of:=SUM([.D24]-[.A24])" office:value-type="float" office:value="0.036284999999999901">
            <text:p>0.0362849999999999</text:p>
          </table:table-cell>
          <table:table-cell table:style-name="Gnumeric-default" table:formula="of:=SUM([.E24]-[.B24])" office:value-type="float" office:value="0.01222000000000012">
            <text:p>0.0122200000000001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.6188659999999997">
            <text:p>5.618866</text:p>
          </table:table-cell>
          <table:table-cell table:style-name="Gnumeric-default" office:value-type="float" office:value="9.6917290000000005">
            <text:p>9.691729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float" office:value="5.6361600000000003">
            <text:p>5.63616</text:p>
          </table:table-cell>
          <table:table-cell table:style-name="ACE-1" office:value-type="float" office:value="9.7079439999999995">
            <text:p>9.707944</text:p>
          </table:table-cell>
          <table:table-cell table:style-name="Gnumeric-default" table:formula="of:=SUM([.D25]-[.A25])" office:value-type="float" office:value="0.017294000000000587">
            <text:p>0.017294000000000587</text:p>
          </table:table-cell>
          <table:table-cell table:style-name="Gnumeric-default" table:formula="of:=SUM([.E25]-[.B25])" office:value-type="float" office:value="0.01621499999999898">
            <text:p>0.0162149999999989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9.373964999999998">
            <text:p>59.373965</text:p>
          </table:table-cell>
          <table:table-cell table:style-name="Gnumeric-default" office:value-type="float" office:value="4.4515659999999997">
            <text:p>4.451566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float" office:value="59.404049999999998">
            <text:p>59.40405</text:p>
          </table:table-cell>
          <table:table-cell table:style-name="ACE-1" office:value-type="float" office:value="4.4680039999999996">
            <text:p>4.468004</text:p>
          </table:table-cell>
          <table:table-cell table:style-name="Gnumeric-default" table:formula="of:=SUM([.D26]-[.A26])" office:value-type="float" office:value="0.030084999999999695">
            <text:p>0.030084999999999695</text:p>
          </table:table-cell>
          <table:table-cell table:style-name="Gnumeric-default" table:formula="of:=SUM([.E26]-[.B26])" office:value-type="float" office:value="0.016437999999999953">
            <text:p>0.01643799999999995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.7710100000000004">
            <text:p>4.77101</text:p>
          </table:table-cell>
          <table:table-cell table:style-name="Gnumeric-default" office:value-type="float" office:value="9.8206310000000006">
            <text:p>9.82063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float" office:value="4.7883829999999996">
            <text:p>4.788383</text:p>
          </table:table-cell>
          <table:table-cell table:style-name="ACE-1" office:value-type="float" office:value="9.8361780000000003">
            <text:p>9.836178</text:p>
          </table:table-cell>
          <table:table-cell table:style-name="Gnumeric-default" table:formula="of:=SUM([.D27]-[.A27])" office:value-type="float" office:value="0.017372999999999195">
            <text:p>0.017372999999999195</text:p>
          </table:table-cell>
          <table:table-cell table:style-name="Gnumeric-default" table:formula="of:=SUM([.E27]-[.B27])" office:value-type="float" office:value="0.015546999999999755">
            <text:p>0.01554699999999975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0.106368">
            <text:p>10.106368</text:p>
          </table:table-cell>
          <table:table-cell table:style-name="Gnumeric-default" office:value-type="float" office:value="15.204537999999999">
            <text:p>15.20453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float" office:value="10.164326000000001">
            <text:p>10.164326</text:p>
          </table:table-cell>
          <table:table-cell table:style-name="ACE-1" office:value-type="float" office:value="15.216065">
            <text:p>15.216065</text:p>
          </table:table-cell>
          <table:table-cell table:style-name="Gnumeric-default" table:formula="of:=SUM([.D28]-[.A28])" office:value-type="float" office:value="0.057958000000001064">
            <text:p>0.057958000000001064</text:p>
          </table:table-cell>
          <table:table-cell table:style-name="Gnumeric-default" table:formula="of:=SUM([.E28]-[.B28])" office:value-type="float" office:value="0.011527000000000953">
            <text:p>0.01152700000000095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5.463683">
            <text:p>15.463683</text:p>
          </table:table-cell>
          <table:table-cell table:style-name="Gnumeric-default" office:value-type="float" office:value="20.517738000000001">
            <text:p>20.51773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float" office:value="15.480267">
            <text:p>15.480267</text:p>
          </table:table-cell>
          <table:table-cell table:style-name="ACE-1" office:value-type="float" office:value="20.532146000000001">
            <text:p>20.532146</text:p>
          </table:table-cell>
          <table:table-cell table:style-name="Gnumeric-default" table:formula="of:=SUM([.D29]-[.A29])" office:value-type="float" office:value="0.016583999999999932">
            <text:p>0.016583999999999932</text:p>
          </table:table-cell>
          <table:table-cell table:style-name="Gnumeric-default" table:formula="of:=SUM([.E29]-[.B29])" office:value-type="float" office:value="0.014407999999999532">
            <text:p>0.01440799999999953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0.864187999999999">
            <text:p>20.864188</text:p>
          </table:table-cell>
          <table:table-cell table:style-name="Gnumeric-default" office:value-type="float" office:value="25.915558999999998">
            <text:p>25.915559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float" office:value="20.884408000000001">
            <text:p>20.884408</text:p>
          </table:table-cell>
          <table:table-cell table:style-name="ACE-1" office:value-type="float" office:value="25.929347">
            <text:p>25.929347</text:p>
          </table:table-cell>
          <table:table-cell table:style-name="Gnumeric-default" table:formula="of:=SUM([.D30]-[.A30])" office:value-type="float" office:value="0.020220000000001903">
            <text:p>0.020220000000001903</text:p>
          </table:table-cell>
          <table:table-cell table:style-name="Gnumeric-default" table:formula="of:=SUM([.E30]-[.B30])" office:value-type="float" office:value="0.013788000000001688">
            <text:p>0.01378800000000168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8.927746999999997">
            <text:p>58.927747</text:p>
          </table:table-cell>
          <table:table-cell table:style-name="Gnumeric-default" office:value-type="float" office:value="5.0374720000000002">
            <text:p>5.03747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float" office:value="58.960465999999997">
            <text:p>58.960466</text:p>
          </table:table-cell>
          <table:table-cell table:style-name="ACE-1" office:value-type="float" office:value="5.0478909999999999">
            <text:p>5.047891</text:p>
          </table:table-cell>
          <table:table-cell table:style-name="Gnumeric-default" table:formula="of:=SUM([.D31]-[.A31])" office:value-type="float" office:value="0.032719000000000165">
            <text:p>0.032719000000000165</text:p>
          </table:table-cell>
          <table:table-cell table:style-name="Gnumeric-default" table:formula="of:=SUM([.E31]-[.B31])" office:value-type="float" office:value="0.010418999999999734">
            <text:p>0.01041899999999973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.3140390000000002">
            <text:p>5.314039</text:p>
          </table:table-cell>
          <table:table-cell table:style-name="Gnumeric-default" office:value-type="float" office:value="11.357787">
            <text:p>11.357787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float" office:value="5.3357890000000001">
            <text:p>5.335789</text:p>
          </table:table-cell>
          <table:table-cell table:style-name="ACE-1" office:value-type="float" office:value="11.380182">
            <text:p>11.380182</text:p>
          </table:table-cell>
          <table:table-cell table:style-name="Gnumeric-default" table:formula="of:=SUM([.D32]-[.A32])" office:value-type="float" office:value="0.021749999999999936">
            <text:p>0.021749999999999936</text:p>
          </table:table-cell>
          <table:table-cell table:style-name="Gnumeric-default" table:formula="of:=SUM([.E32]-[.B32])" office:value-type="float" office:value="0.022394999999999499">
            <text:p>0.022394999999999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1.65892">
            <text:p>11.65892</text:p>
          </table:table-cell>
          <table:table-cell table:style-name="Gnumeric-default" office:value-type="float" office:value="17.722121999999999">
            <text:p>17.72212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float" office:value="11.68857">
            <text:p>11.68857</text:p>
          </table:table-cell>
          <table:table-cell table:style-name="ACE-1" office:value-type="float" office:value="17.736241">
            <text:p>17.736241</text:p>
          </table:table-cell>
          <table:table-cell table:style-name="Gnumeric-default" table:formula="of:=SUM([.D33]-[.A33])" office:value-type="float" office:value="0.029650000000000176">
            <text:p>0.029650000000000176</text:p>
          </table:table-cell>
          <table:table-cell table:style-name="Gnumeric-default" table:formula="of:=SUM([.E33]-[.B33])" office:value-type="float" office:value="0.014119000000000881">
            <text:p>0.0141190000000008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7.969214000000001">
            <text:p>17.969214</text:p>
          </table:table-cell>
          <table:table-cell table:style-name="Gnumeric-default" office:value-type="float" office:value="24.03068">
            <text:p>24.03068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float" office:value="17.984465">
            <text:p>17.984465</text:p>
          </table:table-cell>
          <table:table-cell table:style-name="ACE-1" office:value-type="float" office:value="24.052185000000001">
            <text:p>24.052185</text:p>
          </table:table-cell>
          <table:table-cell table:style-name="Gnumeric-default" table:formula="of:=SUM([.D34]-[.A34])" office:value-type="float" office:value="0.015250999999999237">
            <text:p>0.015250999999999237</text:p>
          </table:table-cell>
          <table:table-cell table:style-name="Gnumeric-default" table:formula="of:=SUM([.E34]-[.B34])" office:value-type="float" office:value="0.021505000000001218">
            <text:p>0.02150500000000121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4.499025">
            <text:p>24.499025</text:p>
          </table:table-cell>
          <table:table-cell table:style-name="Gnumeric-default" office:value-type="float" office:value="30.690106">
            <text:p>30.690106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float" office:value="24.516829000000001">
            <text:p>24.516829</text:p>
          </table:table-cell>
          <table:table-cell table:style-name="ACE-1" office:value-type="float" office:value="30.704246999999999">
            <text:p>30.704247</text:p>
          </table:table-cell>
          <table:table-cell table:style-name="Gnumeric-default" table:formula="of:=SUM([.D35]-[.A35])" office:value-type="float" office:value="0.017804000000001707">
            <text:p>0.017804000000001707</text:p>
          </table:table-cell>
          <table:table-cell table:style-name="Gnumeric-default" table:formula="of:=SUM([.E35]-[.B35])" office:value-type="float" office:value="0.014140999999998627">
            <text:p>0.01414099999999862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1.295079999999999">
            <text:p>51.29508</text:p>
          </table:table-cell>
          <table:table-cell table:style-name="Gnumeric-default" office:value-type="float" office:value="58.337372999999999">
            <text:p>58.337373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float" office:value="51.316462000000001">
            <text:p>51.316462</text:p>
          </table:table-cell>
          <table:table-cell table:style-name="ACE-1" office:value-type="float" office:value="58.355801">
            <text:p>58.355801</text:p>
          </table:table-cell>
          <table:table-cell table:style-name="Gnumeric-default" table:formula="of:=SUM([.D36]-[.A36])" office:value-type="float" office:value="0.021382000000002677">
            <text:p>0.021382000000002677</text:p>
          </table:table-cell>
          <table:table-cell table:style-name="Gnumeric-default" table:formula="of:=SUM([.E36]-[.B36])" office:value-type="float" office:value="0.018428000000000111">
            <text:p>0.0184280000000001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8.571567000000002">
            <text:p>58.571567</text:p>
          </table:table-cell>
          <table:table-cell table:style-name="Gnumeric-default" office:value-type="float" office:value="5.6318419999999998">
            <text:p>5.63184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float" office:value="58.587862000000001">
            <text:p>58.587862</text:p>
          </table:table-cell>
          <table:table-cell table:style-name="ACE-1" office:value-type="float" office:value="5.6678620000000004">
            <text:p>5.667862</text:p>
          </table:table-cell>
          <table:table-cell table:style-name="Gnumeric-default" table:formula="of:=SUM([.D37]-[.A37])" office:value-type="float" office:value="0.016294999999999504">
            <text:p>0.016294999999999504</text:p>
          </table:table-cell>
          <table:table-cell table:style-name="Gnumeric-default" table:formula="of:=SUM([.E37]-[.B37])" office:value-type="float" office:value="0.036020000000000607">
            <text:p>0.0360200000000006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.916112">
            <text:p>5.916112</text:p>
          </table:table-cell>
          <table:table-cell table:style-name="Gnumeric-default" office:value-type="float" office:value="12.986523999999999">
            <text:p>12.98652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float" office:value="5.940283">
            <text:p>5.940283</text:p>
          </table:table-cell>
          <table:table-cell table:style-name="ACE-1" office:value-type="float" office:value="13.015872">
            <text:p>13.015872</text:p>
          </table:table-cell>
          <table:table-cell table:style-name="Gnumeric-default" table:formula="of:=SUM([.D38]-[.A38])" office:value-type="float" office:value="0.024170999999999943">
            <text:p>0.024170999999999943</text:p>
          </table:table-cell>
          <table:table-cell table:style-name="Gnumeric-default" table:formula="of:=SUM([.E38]-[.B38])" office:value-type="float" office:value="0.029348000000000596">
            <text:p>0.02934800000000059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3.296047">
            <text:p>13.296047</text:p>
          </table:table-cell>
          <table:table-cell table:style-name="Gnumeric-default" office:value-type="float" office:value="20.416236000000001">
            <text:p>20.416236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float" office:value="13.325082999999999">
            <text:p>13.325083</text:p>
          </table:table-cell>
          <table:table-cell table:style-name="ACE-1" office:value-type="float" office:value="20.432227000000001">
            <text:p>20.432227</text:p>
          </table:table-cell>
          <table:table-cell table:style-name="Gnumeric-default" table:formula="of:=SUM([.D39]-[.A39])" office:value-type="float" office:value="0.029035999999999618">
            <text:p>0.029035999999999618</text:p>
          </table:table-cell>
          <table:table-cell table:style-name="Gnumeric-default" table:formula="of:=SUM([.E39]-[.B39])" office:value-type="float" office:value="0.015990999999999644">
            <text:p>0.01599099999999964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0.842624000000001">
            <text:p>20.842624</text:p>
          </table:table-cell>
          <table:table-cell table:style-name="Gnumeric-default" office:value-type="float" office:value="27.895144999999999">
            <text:p>27.89514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float" office:value="20.874054999999998">
            <text:p>20.874055</text:p>
          </table:table-cell>
          <table:table-cell table:style-name="ACE-1" office:value-type="float" office:value="27.911915">
            <text:p>27.911915</text:p>
          </table:table-cell>
          <table:table-cell table:style-name="Gnumeric-default" table:formula="of:=SUM([.D40]-[.A40])" office:value-type="float" office:value="0.031430999999997766">
            <text:p>0.031430999999997766</text:p>
          </table:table-cell>
          <table:table-cell table:style-name="Gnumeric-default" table:formula="of:=SUM([.E40]-[.B40])" office:value-type="float" office:value="0.016770000000001062">
            <text:p>0.01677000000000106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3.117956999999997">
            <text:p>53.117957</text:p>
          </table:table-cell>
          <table:table-cell table:style-name="Gnumeric-default" office:value-type="float" office:value="1.1447670000000001">
            <text:p>1.144767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float" office:value="53.124127000000001">
            <text:p>53.124127</text:p>
          </table:table-cell>
          <table:table-cell table:style-name="ACE-1" office:value-type="float" office:value="1.160174">
            <text:p>1.160174</text:p>
          </table:table-cell>
          <table:table-cell table:style-name="Gnumeric-default" table:formula="of:=SUM([.D41]-[.A41])" office:value-type="float" office:value="0.0061700000000044497">
            <text:p>0.00617000000000445</text:p>
          </table:table-cell>
          <table:table-cell table:style-name="Gnumeric-default" table:formula="of:=SUM([.E41]-[.B41])" office:value-type="float" office:value="0.015406999999999949">
            <text:p>0.01540699999999994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.402488">
            <text:p>1.402488</text:p>
          </table:table-cell>
          <table:table-cell table:style-name="Gnumeric-default" office:value-type="float" office:value="9.4965879999999991">
            <text:p>9.496588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float" office:value="1.4589190000000001">
            <text:p>1.458919</text:p>
          </table:table-cell>
          <table:table-cell table:style-name="ACE-1" office:value-type="float" office:value="9.5198669999999996">
            <text:p>9.519867</text:p>
          </table:table-cell>
          <table:table-cell table:style-name="Gnumeric-default" table:formula="of:=SUM([.D42]-[.A42])" office:value-type="float" office:value="0.05643100000000012">
            <text:p>0.05643100000000012</text:p>
          </table:table-cell>
          <table:table-cell table:style-name="Gnumeric-default" table:formula="of:=SUM([.E42]-[.B42])" office:value-type="float" office:value="0.023279000000000494">
            <text:p>0.02327900000000049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9.7707770000000007">
            <text:p>9.770777</text:p>
          </table:table-cell>
          <table:table-cell table:style-name="Gnumeric-default" office:value-type="float" office:value="17.856369999999998">
            <text:p>17.85637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float" office:value="9.8204630000000002">
            <text:p>9.820463</text:p>
          </table:table-cell>
          <table:table-cell table:style-name="ACE-1" office:value-type="float" office:value="17.873116">
            <text:p>17.873116</text:p>
          </table:table-cell>
          <table:table-cell table:style-name="Gnumeric-default" table:formula="of:=SUM([.D43]-[.A43])" office:value-type="float" office:value="0.049685999999999453">
            <text:p>0.04968599999999945</text:p>
          </table:table-cell>
          <table:table-cell table:style-name="Gnumeric-default" table:formula="of:=SUM([.E43]-[.B43])" office:value-type="float" office:value="0.01674600000000126">
            <text:p>0.0167460000000012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8.152837000000002">
            <text:p>18.152837</text:p>
          </table:table-cell>
          <table:table-cell table:style-name="Gnumeric-default" office:value-type="float" office:value="26.302451000000001">
            <text:p>26.30245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float" office:value="18.188713">
            <text:p>18.188713</text:p>
          </table:table-cell>
          <table:table-cell table:style-name="ACE-1" office:value-type="float" office:value="26.319896">
            <text:p>26.319896</text:p>
          </table:table-cell>
          <table:table-cell table:style-name="Gnumeric-default" table:formula="of:=SUM([.D44]-[.A44])" office:value-type="float" office:value="0.035875999999998243">
            <text:p>0.03587599999999824</text:p>
          </table:table-cell>
          <table:table-cell table:style-name="Gnumeric-default" table:formula="of:=SUM([.E44]-[.B44])" office:value-type="float" office:value="0.017444999999998601">
            <text:p>0.017444999999998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6.553947000000001">
            <text:p>26.553947</text:p>
          </table:table-cell>
          <table:table-cell table:style-name="Gnumeric-default" office:value-type="float" office:value="34.706386999999999">
            <text:p>34.706387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float" office:value="26.612718000000001">
            <text:p>26.612718</text:p>
          </table:table-cell>
          <table:table-cell table:style-name="ACE-1" office:value-type="float" office:value="34.752052999999997">
            <text:p>34.752053</text:p>
          </table:table-cell>
          <table:table-cell table:style-name="Gnumeric-default" table:formula="of:=SUM([.D45]-[.A45])" office:value-type="float" office:value="0.058771000000000129">
            <text:p>0.05877100000000013</text:p>
          </table:table-cell>
          <table:table-cell table:style-name="Gnumeric-default" table:formula="of:=SUM([.E45]-[.B45])" office:value-type="float" office:value="0.045665999999997098">
            <text:p>0.045665999999997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1.749040999999998">
            <text:p>41.749041</text:p>
          </table:table-cell>
          <table:table-cell table:style-name="Gnumeric-default" office:value-type="float" office:value="50.836745999999998">
            <text:p>50.836746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41.797406000000002">
            <text:p>41.797406</text:p>
          </table:table-cell>
          <table:table-cell table:style-name="ACE-1" office:value-type="float" office:value="50.852688999999998">
            <text:p>50.852689</text:p>
          </table:table-cell>
          <table:table-cell table:style-name="Gnumeric-default" table:formula="of:=SUM([.D46]-[.A46])" office:value-type="float" office:value="0.048365000000003988">
            <text:p>0.04836500000000399</text:p>
          </table:table-cell>
          <table:table-cell table:style-name="Gnumeric-default" table:formula="of:=SUM([.E46]-[.B46])" office:value-type="float" office:value="0.01594300000000004">
            <text:p>0.0159430000000000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1.056522000000001">
            <text:p>51.056522</text:p>
          </table:table-cell>
          <table:table-cell table:style-name="Gnumeric-default" office:value-type="float" office:value="0.112647">
            <text:p>0.112647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51.084180000000003">
            <text:p>51.08418</text:p>
          </table:table-cell>
          <table:table-cell table:style-name="ACE-1" office:value-type="float" office:value="0.13666300000000001">
            <text:p>0.136663</text:p>
          </table:table-cell>
          <table:table-cell table:style-name="Gnumeric-default" table:formula="of:=SUM([.D47]-[.A47])" office:value-type="float" office:value="0.027658000000002403">
            <text:p>0.027658000000002403</text:p>
          </table:table-cell>
          <table:table-cell table:style-name="Gnumeric-default" table:formula="of:=SUM([.E47]-[.B47])" office:value-type="float" office:value="0.02401600000000001">
            <text:p>0.0240160000000000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0.47032000000000002">
            <text:p>0.47032</text:p>
          </table:table-cell>
          <table:table-cell table:style-name="Gnumeric-default" office:value-type="float" office:value="9.5127729999999993">
            <text:p>9.51277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0.48789199999999999">
            <text:p>0.487892</text:p>
          </table:table-cell>
          <table:table-cell table:style-name="ACE-1" office:value-type="float" office:value="9.5327280000000005">
            <text:p>9.532728</text:p>
          </table:table-cell>
          <table:table-cell table:style-name="Gnumeric-default" table:formula="of:=SUM([.D48]-[.A48])" office:value-type="float" office:value="0.017571999999999977">
            <text:p>0.017571999999999977</text:p>
          </table:table-cell>
          <table:table-cell table:style-name="Gnumeric-default" table:formula="of:=SUM([.E48]-[.B48])" office:value-type="float" office:value="0.019955000000001277">
            <text:p>0.01995500000000127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9.9514960000000006">
            <text:p>9.951496</text:p>
          </table:table-cell>
          <table:table-cell table:style-name="Gnumeric-default" office:value-type="float" office:value="19.089971999999999">
            <text:p>19.08997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9.9720320000000005">
            <text:p>9.972032</text:p>
          </table:table-cell>
          <table:table-cell table:style-name="ACE-1" office:value-type="float" office:value="19.104213000000001">
            <text:p>19.104213</text:p>
          </table:table-cell>
          <table:table-cell table:style-name="Gnumeric-default" table:formula="of:=SUM([.D49]-[.A49])" office:value-type="float" office:value="0.020535999999999888">
            <text:p>0.020535999999999888</text:p>
          </table:table-cell>
          <table:table-cell table:style-name="Gnumeric-default" table:formula="of:=SUM([.E49]-[.B49])" office:value-type="float" office:value="0.014241000000001947">
            <text:p>0.01424100000000194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9.423697000000001">
            <text:p>19.423697</text:p>
          </table:table-cell>
          <table:table-cell table:style-name="Gnumeric-default" office:value-type="float" office:value="28.481822999999999">
            <text:p>28.48182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float" office:value="19.436572999999999">
            <text:p>19.436573</text:p>
          </table:table-cell>
          <table:table-cell table:style-name="ACE-1" office:value-type="float" office:value="28.499044999999999">
            <text:p>28.499045</text:p>
          </table:table-cell>
          <table:table-cell table:style-name="Gnumeric-default" table:formula="of:=SUM([.D50]-[.A50])" office:value-type="float" office:value="0.012875999999998555">
            <text:p>0.012875999999998555</text:p>
          </table:table-cell>
          <table:table-cell table:style-name="Gnumeric-default" table:formula="of:=SUM([.E50]-[.B50])" office:value-type="float" office:value="0.017222000000000293">
            <text:p>0.01722200000000029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2.779226000000001">
            <text:p>42.779226</text:p>
          </table:table-cell>
          <table:table-cell table:style-name="Gnumeric-default" office:value-type="float" office:value="52.836486000000001">
            <text:p>52.836486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float" office:value="42.808259999999997">
            <text:p>42.80826</text:p>
          </table:table-cell>
          <table:table-cell table:style-name="ACE-1" office:value-type="float" office:value="52.855967999999997">
            <text:p>52.855968</text:p>
          </table:table-cell>
          <table:table-cell table:style-name="Gnumeric-default" table:formula="of:=SUM([.D51]-[.A51])" office:value-type="float" office:value="0.029033999999995785">
            <text:p>0.029033999999995785</text:p>
          </table:table-cell>
          <table:table-cell table:style-name="Gnumeric-default" table:formula="of:=SUM([.E51]-[.B51])" office:value-type="float" office:value="0.019481999999996447">
            <text:p>0.01948199999999644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3.032153999999998">
            <text:p>53.032154</text:p>
          </table:table-cell>
          <table:table-cell table:style-name="Gnumeric-default" office:value-type="float" office:value="3.0846979999999999">
            <text:p>3.084698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float" office:value="53.051955">
            <text:p>53.051955</text:p>
          </table:table-cell>
          <table:table-cell table:style-name="ACE-1" office:value-type="float" office:value="3.0958809999999999">
            <text:p>3.095881</text:p>
          </table:table-cell>
          <table:table-cell table:style-name="Gnumeric-default" table:formula="of:=SUM([.D52]-[.A52])" office:value-type="float" office:value="0.019801000000001068">
            <text:p>0.019801000000001068</text:p>
          </table:table-cell>
          <table:table-cell table:style-name="Gnumeric-default" table:formula="of:=SUM([.E52]-[.B52])" office:value-type="float" office:value="0.011182999999999943">
            <text:p>0.01118299999999994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.3121960000000001">
            <text:p>3.312196</text:p>
          </table:table-cell>
          <table:table-cell table:style-name="Gnumeric-default" office:value-type="float" office:value="13.366892999999999">
            <text:p>13.366893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float" office:value="3.3285900000000002">
            <text:p>3.32859</text:p>
          </table:table-cell>
          <table:table-cell table:style-name="ACE-1" office:value-type="float" office:value="13.39987">
            <text:p>13.39987</text:p>
          </table:table-cell>
          <table:table-cell table:style-name="Gnumeric-default" table:formula="of:=SUM([.D53]-[.A53])" office:value-type="float" office:value="0.01639400000000002">
            <text:p>0.01639400000000002</text:p>
          </table:table-cell>
          <table:table-cell table:style-name="Gnumeric-default" table:formula="of:=SUM([.E53]-[.B53])" office:value-type="float" office:value="0.0329770000000007">
            <text:p>0.032977000000000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3.804467000000001">
            <text:p>13.804467</text:p>
          </table:table-cell>
          <table:table-cell table:style-name="Gnumeric-default" office:value-type="float" office:value="23.917062999999999">
            <text:p>23.917063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float" office:value="13.830507000000001">
            <text:p>13.830507</text:p>
          </table:table-cell>
          <table:table-cell table:style-name="ACE-1" office:value-type="float" office:value="23.931795999999999">
            <text:p>23.931796</text:p>
          </table:table-cell>
          <table:table-cell table:style-name="Gnumeric-default" table:formula="of:=SUM([.D54]-[.A54])" office:value-type="float" office:value="0.026040000000000063">
            <text:p>0.026040000000000063</text:p>
          </table:table-cell>
          <table:table-cell table:style-name="Gnumeric-default" table:formula="of:=SUM([.E54]-[.B54])" office:value-type="float" office:value="0.014732999999999663">
            <text:p>0.01473299999999966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4.223807999999998">
            <text:p>24.223808</text:p>
          </table:table-cell>
          <table:table-cell table:style-name="Gnumeric-default" office:value-type="float" office:value="34.272399999999998">
            <text:p>34.272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float" office:value="24.244315">
            <text:p>24.244315</text:p>
          </table:table-cell>
          <table:table-cell table:style-name="ACE-1" office:value-type="float" office:value="34.288164000000002">
            <text:p>34.288164</text:p>
          </table:table-cell>
          <table:table-cell table:style-name="Gnumeric-default" table:formula="of:=SUM([.D55]-[.A55])" office:value-type="float" office:value="0.020507000000002051">
            <text:p>0.02050700000000205</text:p>
          </table:table-cell>
          <table:table-cell table:style-name="Gnumeric-default" table:formula="of:=SUM([.E55]-[.B55])" office:value-type="float" office:value="0.01576400000000433">
            <text:p>0.0157640000000043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1.109814999999998">
            <text:p>41.109815</text:p>
          </table:table-cell>
          <table:table-cell table:style-name="Gnumeric-default" office:value-type="float" office:value="52.194780999999999">
            <text:p>52.19478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float" office:value="41.123953999999998">
            <text:p>41.123954</text:p>
          </table:table-cell>
          <table:table-cell table:style-name="ACE-1" office:value-type="float" office:value="52.235992000000003">
            <text:p>52.235992</text:p>
          </table:table-cell>
          <table:table-cell table:style-name="Gnumeric-default" table:formula="of:=SUM([.D56]-[.A56])" office:value-type="float" office:value="0.014139000000000124">
            <text:p>0.014139000000000124</text:p>
          </table:table-cell>
          <table:table-cell table:style-name="Gnumeric-default" table:formula="of:=SUM([.E56]-[.B56])" office:value-type="float" office:value="0.041211000000004105">
            <text:p>0.04121100000000410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2.485587000000002">
            <text:p>52.485587</text:p>
          </table:table-cell>
          <table:table-cell table:style-name="Gnumeric-default" office:value-type="float" office:value="3.6170640000000001">
            <text:p>3.61706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float" office:value="52.565033">
            <text:p>52.565033</text:p>
          </table:table-cell>
          <table:table-cell table:style-name="ACE-1" office:value-type="float" office:value="3.6280779999999999">
            <text:p>3.628078</text:p>
          </table:table-cell>
          <table:table-cell table:style-name="Gnumeric-default" table:formula="of:=SUM([.D57]-[.A57])" office:value-type="float" office:value="0.079445999999997241">
            <text:p>0.07944599999999724</text:p>
          </table:table-cell>
          <table:table-cell table:style-name="Gnumeric-default" table:formula="of:=SUM([.E57]-[.B57])" office:value-type="float" office:value="0.011013999999999857">
            <text:p>0.01101399999999985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.9191349999999998">
            <text:p>3.919135</text:p>
          </table:table-cell>
          <table:table-cell table:style-name="Gnumeric-default" office:value-type="float" office:value="14.967164">
            <text:p>14.96716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float" office:value="3.9365100000000002">
            <text:p>3.93651</text:p>
          </table:table-cell>
          <table:table-cell table:style-name="ACE-1" office:value-type="float" office:value="14.987947">
            <text:p>14.987947</text:p>
          </table:table-cell>
          <table:table-cell table:style-name="Gnumeric-default" table:formula="of:=SUM([.D58]-[.A58])" office:value-type="float" office:value="0.017375000000000362">
            <text:p>0.017375000000000362</text:p>
          </table:table-cell>
          <table:table-cell table:style-name="Gnumeric-default" table:formula="of:=SUM([.E58]-[.B58])" office:value-type="float" office:value="0.020782999999999774">
            <text:p>0.02078299999999977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6.095960999999999">
            <text:p>16.095961</text:p>
          </table:table-cell>
          <table:table-cell table:style-name="Gnumeric-default" office:value-type="float" office:value="27.229493000000002">
            <text:p>27.22949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float" office:value="16.115817">
            <text:p>16.115817</text:p>
          </table:table-cell>
          <table:table-cell table:style-name="ACE-1" office:value-type="float" office:value="27.244185999999999">
            <text:p>27.244186</text:p>
          </table:table-cell>
          <table:table-cell table:style-name="Gnumeric-default" table:formula="of:=SUM([.D59]-[.A59])" office:value-type="float" office:value="0.019856000000000762">
            <text:p>0.019856000000000762</text:p>
          </table:table-cell>
          <table:table-cell table:style-name="Gnumeric-default" table:formula="of:=SUM([.E59]-[.B59])" office:value-type="float" office:value="0.014692999999997625">
            <text:p>0.01469299999999762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7.573477">
            <text:p>27.573477</text:p>
          </table:table-cell>
          <table:table-cell table:style-name="Gnumeric-default" office:value-type="float" office:value="38.667214000000001">
            <text:p>38.66721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float" office:value="27.584223999999999">
            <text:p>27.584224</text:p>
          </table:table-cell>
          <table:table-cell table:style-name="ACE-1" office:value-type="float" office:value="38.687930000000001">
            <text:p>38.68793</text:p>
          </table:table-cell>
          <table:table-cell table:style-name="Gnumeric-default" table:formula="of:=SUM([.D60]-[.A60])" office:value-type="float" office:value="0.010746999999998508">
            <text:p>0.010746999999998508</text:p>
          </table:table-cell>
          <table:table-cell table:style-name="Gnumeric-default" table:formula="of:=SUM([.E60]-[.B60])" office:value-type="float" office:value="0.020716000000000179">
            <text:p>0.0207160000000001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7.168528000000002">
            <text:p>47.168528</text:p>
          </table:table-cell>
          <table:table-cell table:style-name="Gnumeric-default" office:value-type="float" office:value="59.216937999999999">
            <text:p>59.216938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float" office:value="47.179903000000003">
            <text:p>47.179903</text:p>
          </table:table-cell>
          <table:table-cell table:style-name="ACE-1" office:value-type="float" office:value="59.232132999999997">
            <text:p>59.232133</text:p>
          </table:table-cell>
          <table:table-cell table:style-name="Gnumeric-default" table:formula="of:=SUM([.D61]-[.A61])" office:value-type="float" office:value="0.011375000000001023">
            <text:p>0.011375000000001023</text:p>
          </table:table-cell>
          <table:table-cell table:style-name="Gnumeric-default" table:formula="of:=SUM([.E61]-[.B61])" office:value-type="float" office:value="0.015194999999998515">
            <text:p>0.01519499999999851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9.544997000000002">
            <text:p>59.544997</text:p>
          </table:table-cell>
          <table:table-cell table:style-name="Gnumeric-default" office:value-type="float" office:value="11.688283">
            <text:p>11.688283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float" office:value="59.611584999999998">
            <text:p>59.611585</text:p>
          </table:table-cell>
          <table:table-cell table:style-name="ACE-1" office:value-type="float" office:value="11.70825">
            <text:p>11.70825</text:p>
          </table:table-cell>
          <table:table-cell table:style-name="Gnumeric-default" table:formula="of:=SUM([.D62]-[.A62])" office:value-type="float" office:value="0.066587999999995873">
            <text:p>0.06658799999999587</text:p>
          </table:table-cell>
          <table:table-cell table:style-name="Gnumeric-default" table:formula="of:=SUM([.E62]-[.B62])" office:value-type="float" office:value="0.019966999999999402">
            <text:p>0.01996699999999940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2.033227999999999">
            <text:p>12.033228</text:p>
          </table:table-cell>
          <table:table-cell table:style-name="Gnumeric-default" office:value-type="float" office:value="24.108609000000001">
            <text:p>24.108609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float" office:value="12.068372999999999">
            <text:p>12.068373</text:p>
          </table:table-cell>
          <table:table-cell table:style-name="ACE-1" office:value-type="float" office:value="24.124010999999999">
            <text:p>24.124011</text:p>
          </table:table-cell>
          <table:table-cell table:style-name="Gnumeric-default" table:formula="of:=SUM([.D63]-[.A63])" office:value-type="float" office:value="0.035144999999999982">
            <text:p>0.03514499999999998</text:p>
          </table:table-cell>
          <table:table-cell table:style-name="Gnumeric-default" table:formula="of:=SUM([.E63]-[.B63])" office:value-type="float" office:value="0.015401999999998139">
            <text:p>0.0154019999999981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4.462396999999999">
            <text:p>24.462397</text:p>
          </table:table-cell>
          <table:table-cell table:style-name="Gnumeric-default" office:value-type="float" office:value="36.646608999999998">
            <text:p>36.646609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float" office:value="24.490390999999999">
            <text:p>24.490391</text:p>
          </table:table-cell>
          <table:table-cell table:style-name="ACE-1" office:value-type="float" office:value="36.660196999999997">
            <text:p>36.660197</text:p>
          </table:table-cell>
          <table:table-cell table:style-name="Gnumeric-default" table:formula="of:=SUM([.D64]-[.A64])" office:value-type="float" office:value="0.02799399999999963">
            <text:p>0.02799399999999963</text:p>
          </table:table-cell>
          <table:table-cell table:style-name="Gnumeric-default" table:formula="of:=SUM([.E64]-[.B64])" office:value-type="float" office:value="0.013587999999998601">
            <text:p>0.01358799999999860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7.021028999999999">
            <text:p>37.021029</text:p>
          </table:table-cell>
          <table:table-cell table:style-name="Gnumeric-default" office:value-type="float" office:value="49.088540000000002">
            <text:p>49.0885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float" office:value="37.052031999999997">
            <text:p>37.052032</text:p>
          </table:table-cell>
          <table:table-cell table:style-name="ACE-1" office:value-type="float" office:value="49.111877">
            <text:p>49.111877</text:p>
          </table:table-cell>
          <table:table-cell table:style-name="Gnumeric-default" table:formula="of:=SUM([.D65]-[.A65])" office:value-type="float" office:value="0.031002999999998337">
            <text:p>0.031002999999998337</text:p>
          </table:table-cell>
          <table:table-cell table:style-name="Gnumeric-default" table:formula="of:=SUM([.E65]-[.B65])" office:value-type="float" office:value="0.023336999999997943">
            <text:p>0.02333699999999794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9.704637999999999">
            <text:p>29.704638</text:p>
          </table:table-cell>
          <table:table-cell table:style-name="Gnumeric-default" office:value-type="float" office:value="42.753967000000003">
            <text:p>42.753967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float" office:value="29.729469999999999">
            <text:p>29.72947</text:p>
          </table:table-cell>
          <table:table-cell table:style-name="ACE-1" office:value-type="float" office:value="42.769119000000003">
            <text:p>42.769119</text:p>
          </table:table-cell>
          <table:table-cell table:style-name="Gnumeric-default" table:formula="of:=SUM([.D66]-[.A66])" office:value-type="float" office:value="0.024831999999999965">
            <text:p>0.024831999999999965</text:p>
          </table:table-cell>
          <table:table-cell table:style-name="Gnumeric-default" table:formula="of:=SUM([.E66]-[.B66])" office:value-type="float" office:value="0.015152000000000498">
            <text:p>0.01515200000000049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3.726143">
            <text:p>43.726143</text:p>
          </table:table-cell>
          <table:table-cell table:style-name="Gnumeric-default" office:value-type="float" office:value="56.780248999999998">
            <text:p>56.780249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float" office:value="43.747957">
            <text:p>43.747957</text:p>
          </table:table-cell>
          <table:table-cell table:style-name="ACE-1" office:value-type="float" office:value="56.796309000000001">
            <text:p>56.796309</text:p>
          </table:table-cell>
          <table:table-cell table:style-name="Gnumeric-default" table:formula="of:=SUM([.D67]-[.A67])" office:value-type="float" office:value="0.021813999999999112">
            <text:p>0.021813999999999112</text:p>
          </table:table-cell>
          <table:table-cell table:style-name="Gnumeric-default" table:formula="of:=SUM([.E67]-[.B67])" office:value-type="float" office:value="0.016060000000003072">
            <text:p>0.01606000000000307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7.081845999999999">
            <text:p>57.081846</text:p>
          </table:table-cell>
          <table:table-cell table:style-name="Gnumeric-default" office:value-type="float" office:value="10.142943000000001">
            <text:p>10.142943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float" office:value="57.101275000000001">
            <text:p>57.101275</text:p>
          </table:table-cell>
          <table:table-cell table:style-name="ACE-1" office:value-type="float" office:value="10.177853000000001">
            <text:p>10.177853</text:p>
          </table:table-cell>
          <table:table-cell table:style-name="Gnumeric-default" table:formula="of:=SUM([.D68]-[.A68])" office:value-type="float" office:value="0.019429000000002361">
            <text:p>0.01942900000000236</text:p>
          </table:table-cell>
          <table:table-cell table:style-name="Gnumeric-default" table:formula="of:=SUM([.E68]-[.B68])" office:value-type="float" office:value="0.034909999999999997">
            <text:p>0.0349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1.487994">
            <text:p>11.487994</text:p>
          </table:table-cell>
          <table:table-cell table:style-name="Gnumeric-default" office:value-type="float" office:value="24.614521">
            <text:p>24.61452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float" office:value="11.504363">
            <text:p>11.504363</text:p>
          </table:table-cell>
          <table:table-cell table:style-name="ACE-1" office:value-type="float" office:value="24.639923">
            <text:p>24.639923</text:p>
          </table:table-cell>
          <table:table-cell table:style-name="Gnumeric-default" table:formula="of:=SUM([.D69]-[.A69])" office:value-type="float" office:value="0.01636899999999919">
            <text:p>0.01636899999999919</text:p>
          </table:table-cell>
          <table:table-cell table:style-name="Gnumeric-default" table:formula="of:=SUM([.E69]-[.B69])" office:value-type="float" office:value="0.025401999999999703">
            <text:p>0.02540199999999970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4.857035">
            <text:p>24.857035</text:p>
          </table:table-cell>
          <table:table-cell table:style-name="Gnumeric-default" office:value-type="float" office:value="37.956287000000003">
            <text:p>37.956287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float" office:value="24.888272000000001">
            <text:p>24.888272</text:p>
          </table:table-cell>
          <table:table-cell table:style-name="ACE-1" office:value-type="float" office:value="37.968373999999997">
            <text:p>37.968374</text:p>
          </table:table-cell>
          <table:table-cell table:style-name="Gnumeric-default" table:formula="of:=SUM([.D70]-[.A70])" office:value-type="float" office:value="0.031237000000000847">
            <text:p>0.031237000000000847</text:p>
          </table:table-cell>
          <table:table-cell table:style-name="Gnumeric-default" table:formula="of:=SUM([.E70]-[.B70])" office:value-type="float" office:value="0.012086999999993964">
            <text:p>0.01208699999999396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3.090066999999998">
            <text:p>53.090067</text:p>
          </table:table-cell>
          <table:table-cell table:style-name="Gnumeric-default" office:value-type="float" office:value="7.1403400000000001">
            <text:p>7.1403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53.104669000000001">
            <text:p>53.104669</text:p>
          </table:table-cell>
          <table:table-cell table:style-name="ACE-1" office:value-type="float" office:value="7.1561349999999999">
            <text:p>7.156135</text:p>
          </table:table-cell>
          <table:table-cell table:style-name="Gnumeric-default" table:formula="of:=SUM([.D71]-[.A71])" office:value-type="float" office:value="0.014602000000003557">
            <text:p>0.014602000000003557</text:p>
          </table:table-cell>
          <table:table-cell table:style-name="Gnumeric-default" table:formula="of:=SUM([.E71]-[.B71])" office:value-type="float" office:value="0.015794999999999781">
            <text:p>0.0157949999999997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7.4462359999999999">
            <text:p>7.446236</text:p>
          </table:table-cell>
          <table:table-cell table:style-name="Gnumeric-default" office:value-type="float" office:value="21.498953">
            <text:p>21.49895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7.4639139999999999">
            <text:p>7.463914</text:p>
          </table:table-cell>
          <table:table-cell table:style-name="ACE-1" office:value-type="float" office:value="21.520275000000002">
            <text:p>21.520275</text:p>
          </table:table-cell>
          <table:table-cell table:style-name="Gnumeric-default" table:formula="of:=SUM([.D72]-[.A72])" office:value-type="float" office:value="0.017678000000000083">
            <text:p>0.017678000000000083</text:p>
          </table:table-cell>
          <table:table-cell table:style-name="Gnumeric-default" table:formula="of:=SUM([.E72]-[.B72])" office:value-type="float" office:value="0.021322000000001395">
            <text:p>0.02132200000000139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1.829747999999999">
            <text:p>21.829748</text:p>
          </table:table-cell>
          <table:table-cell table:style-name="Gnumeric-default" office:value-type="float" office:value="35.876227">
            <text:p>35.876227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21.848296000000001">
            <text:p>21.848296</text:p>
          </table:table-cell>
          <table:table-cell table:style-name="ACE-1" office:value-type="float" office:value="35.888255999999998">
            <text:p>35.888256</text:p>
          </table:table-cell>
          <table:table-cell table:style-name="Gnumeric-default" table:formula="of:=SUM([.D73]-[.A73])" office:value-type="float" office:value="0.018548000000002673">
            <text:p>0.018548000000002673</text:p>
          </table:table-cell>
          <table:table-cell table:style-name="Gnumeric-default" table:formula="of:=SUM([.E73]-[.B73])" office:value-type="float" office:value="0.012028999999998291">
            <text:p>0.01202899999999829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6.162627000000001">
            <text:p>36.162627</text:p>
          </table:table-cell>
          <table:table-cell table:style-name="Gnumeric-default" office:value-type="float" office:value="50.229927000000004">
            <text:p>50.229927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36.180214999999997">
            <text:p>36.180215</text:p>
          </table:table-cell>
          <table:table-cell table:style-name="ACE-1" office:value-type="float" office:value="50.274937000000001">
            <text:p>50.274937</text:p>
          </table:table-cell>
          <table:table-cell table:style-name="Gnumeric-default" table:formula="of:=SUM([.D74]-[.A74])" office:value-type="float" office:value="0.017587999999996384">
            <text:p>0.017587999999996384</text:p>
          </table:table-cell>
          <table:table-cell table:style-name="Gnumeric-default" table:formula="of:=SUM([.E74]-[.B74])" office:value-type="float" office:value="0.045009999999997774">
            <text:p>0.04500999999999777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0.684036999999996">
            <text:p>50.684037</text:p>
          </table:table-cell>
          <table:table-cell table:style-name="Gnumeric-default" office:value-type="float" office:value="4.7850910000000004">
            <text:p>4.78509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float" office:value="50.696061">
            <text:p>50.696061</text:p>
          </table:table-cell>
          <table:table-cell table:style-name="ACE-1" office:value-type="float" office:value="4.7958980000000002">
            <text:p>4.795898</text:p>
          </table:table-cell>
          <table:table-cell table:style-name="Gnumeric-default" table:formula="of:=SUM([.D75]-[.A75])" office:value-type="float" office:value="0.012024000000003809">
            <text:p>0.01202400000000381</text:p>
          </table:table-cell>
          <table:table-cell table:style-name="Gnumeric-default" table:formula="of:=SUM([.E75]-[.B75])" office:value-type="float" office:value="0.010806999999999789">
            <text:p>0.01080699999999978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1.878007">
            <text:p>11.878007</text:p>
          </table:table-cell>
          <table:table-cell table:style-name="Gnumeric-default" office:value-type="float" office:value="26.947873000000001">
            <text:p>26.947873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float" office:value="11.88448">
            <text:p>11.88448</text:p>
          </table:table-cell>
          <table:table-cell table:style-name="ACE-1" office:value-type="float" office:value="27.418053">
            <text:p>27.418053</text:p>
          </table:table-cell>
          <table:table-cell table:style-name="Gnumeric-default" table:formula="of:=SUM([.D76]-[.A76])" office:value-type="float" office:value="0.006472999999999729">
            <text:p>0.006472999999999729</text:p>
          </table:table-cell>
          <table:table-cell table:style-name="Gnumeric-default" table:formula="of:=SUM([.E76]-[.B76])" office:value-type="float" office:value="0.47017999999999915">
            <text:p>0.4701799999999991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8.068738">
            <text:p>28.068738</text:p>
          </table:table-cell>
          <table:table-cell table:style-name="Gnumeric-default" office:value-type="float" office:value="43.225878000000002">
            <text:p>43.22587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float" office:value="28.098020000000002">
            <text:p>28.09802</text:p>
          </table:table-cell>
          <table:table-cell table:style-name="ACE-1" office:value-type="float" office:value="43.244273">
            <text:p>43.244273</text:p>
          </table:table-cell>
          <table:table-cell table:style-name="Gnumeric-default" table:formula="of:=SUM([.D77]-[.A77])" office:value-type="float" office:value="0.029282000000002029">
            <text:p>0.02928200000000203</text:p>
          </table:table-cell>
          <table:table-cell table:style-name="Gnumeric-default" table:formula="of:=SUM([.E77]-[.B77])" office:value-type="float" office:value="0.018394999999998163">
            <text:p>0.01839499999999816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3.630403999999999">
            <text:p>43.630404</text:p>
          </table:table-cell>
          <table:table-cell table:style-name="Gnumeric-default" office:value-type="float" office:value="58.771614999999997">
            <text:p>58.77161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float" office:value="43.654218999999998">
            <text:p>43.654219</text:p>
          </table:table-cell>
          <table:table-cell table:style-name="ACE-1" office:value-type="float" office:value="58.788373999999997">
            <text:p>58.788374</text:p>
          </table:table-cell>
          <table:table-cell table:style-name="Gnumeric-default" table:formula="of:=SUM([.D78]-[.A78])" office:value-type="float" office:value="0.023814999999999031">
            <text:p>0.02381499999999903</text:p>
          </table:table-cell>
          <table:table-cell table:style-name="Gnumeric-default" table:formula="of:=SUM([.E78]-[.B78])" office:value-type="float" office:value="0.016759000000000412">
            <text:p>0.01675900000000041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9.078800000000001">
            <text:p>59.0788</text:p>
          </table:table-cell>
          <table:table-cell table:style-name="Gnumeric-default" office:value-type="float" office:value="14.214854000000001">
            <text:p>14.214854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float" office:value="59.096176">
            <text:p>59.096176</text:p>
          </table:table-cell>
          <table:table-cell table:style-name="ACE-1" office:value-type="float" office:value="14.243980000000001">
            <text:p>14.24398</text:p>
          </table:table-cell>
          <table:table-cell table:style-name="Gnumeric-default" table:formula="of:=SUM([.D79]-[.A79])" office:value-type="float" office:value="0.017375999999998726">
            <text:p>0.017375999999998726</text:p>
          </table:table-cell>
          <table:table-cell table:style-name="Gnumeric-default" table:formula="of:=SUM([.E79]-[.B79])" office:value-type="float" office:value="0.029125999999999763">
            <text:p>0.02912599999999976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4.513903000000001">
            <text:p>14.513903</text:p>
          </table:table-cell>
          <table:table-cell table:style-name="Gnumeric-default" office:value-type="float" office:value="29.589555000000001">
            <text:p>29.58955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float" office:value="14.540677000000001">
            <text:p>14.540677</text:p>
          </table:table-cell>
          <table:table-cell table:style-name="ACE-1" office:value-type="float" office:value="29.648737000000001">
            <text:p>29.648737</text:p>
          </table:table-cell>
          <table:table-cell table:style-name="Gnumeric-default" table:formula="of:=SUM([.D80]-[.A80])" office:value-type="float" office:value="0.026773999999999631">
            <text:p>0.02677399999999963</text:p>
          </table:table-cell>
          <table:table-cell table:style-name="Gnumeric-default" table:formula="of:=SUM([.E80]-[.B80])" office:value-type="float" office:value="0.059181999999999846">
            <text:p>0.05918199999999984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5.100107999999999">
            <text:p>45.100108</text:p>
          </table:table-cell>
          <table:table-cell table:style-name="Gnumeric-default" office:value-type="float" office:value="1.1723220000000001">
            <text:p>1.17232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45.143452000000003">
            <text:p>45.143452</text:p>
          </table:table-cell>
          <table:table-cell table:style-name="ACE-1" office:value-type="float" office:value="1.1879999999999999">
            <text:p>1.188</text:p>
          </table:table-cell>
          <table:table-cell table:style-name="Gnumeric-default" table:formula="of:=SUM([.D81]-[.A81])" office:value-type="float" office:value="0.043344000000004712">
            <text:p>0.04334400000000471</text:p>
          </table:table-cell>
          <table:table-cell table:style-name="Gnumeric-default" table:formula="of:=SUM([.E81]-[.B81])" office:value-type="float" office:value="0.015677999999999859">
            <text:p>0.0156779999999998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.548673">
            <text:p>1.548673</text:p>
          </table:table-cell>
          <table:table-cell table:style-name="Gnumeric-default" office:value-type="float" office:value="17.670099">
            <text:p>17.670099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1.576581">
            <text:p>1.576581</text:p>
          </table:table-cell>
          <table:table-cell table:style-name="ACE-1" office:value-type="float" office:value="17.699836000000001">
            <text:p>17.699836</text:p>
          </table:table-cell>
          <table:table-cell table:style-name="Gnumeric-default" table:formula="of:=SUM([.D82]-[.A82])" office:value-type="float" office:value="0.027908000000000044">
            <text:p>0.027908000000000044</text:p>
          </table:table-cell>
          <table:table-cell table:style-name="Gnumeric-default" table:formula="of:=SUM([.E82]-[.B82])" office:value-type="float" office:value="0.029737000000000791">
            <text:p>0.0297370000000007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7.990817">
            <text:p>17.990817</text:p>
          </table:table-cell>
          <table:table-cell table:style-name="Gnumeric-default" office:value-type="float" office:value="34.085228000000001">
            <text:p>34.085228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18.016041999999999">
            <text:p>18.016042</text:p>
          </table:table-cell>
          <table:table-cell table:style-name="ACE-1" office:value-type="float" office:value="34.139502999999998">
            <text:p>34.139503</text:p>
          </table:table-cell>
          <table:table-cell table:style-name="Gnumeric-default" table:formula="of:=SUM([.D83]-[.A83])" office:value-type="float" office:value="0.025224999999998943">
            <text:p>0.025224999999998943</text:p>
          </table:table-cell>
          <table:table-cell table:style-name="Gnumeric-default" table:formula="of:=SUM([.E83]-[.B83])" office:value-type="float" office:value="0.054274999999996965">
            <text:p>0.05427499999999696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4.395601999999997">
            <text:p>34.395602</text:p>
          </table:table-cell>
          <table:table-cell table:style-name="Gnumeric-default" office:value-type="float" office:value="50.485641000000001">
            <text:p>50.48564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34.439874000000003">
            <text:p>34.439874</text:p>
          </table:table-cell>
          <table:table-cell table:style-name="ACE-1" office:value-type="float" office:value="50.516205999999997">
            <text:p>50.516206</text:p>
          </table:table-cell>
          <table:table-cell table:style-name="Gnumeric-default" table:formula="of:=SUM([.D84]-[.A84])" office:value-type="float" office:value="0.044272000000006528">
            <text:p>0.04427200000000653</text:p>
          </table:table-cell>
          <table:table-cell table:style-name="Gnumeric-default" table:formula="of:=SUM([.E84]-[.B84])" office:value-type="float" office:value="0.030564999999995734">
            <text:p>0.03056499999999573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0.771003">
            <text:p>50.771003</text:p>
          </table:table-cell>
          <table:table-cell table:style-name="Gnumeric-default" office:value-type="float" office:value="6.8733810000000002">
            <text:p>6.87338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float" office:value="50.797831000000002">
            <text:p>50.797831</text:p>
          </table:table-cell>
          <table:table-cell table:style-name="ACE-1" office:value-type="float" office:value="6.8879479999999997">
            <text:p>6.887948</text:p>
          </table:table-cell>
          <table:table-cell table:style-name="Gnumeric-default" table:formula="of:=SUM([.D85]-[.A85])" office:value-type="float" office:value="0.02682800000000185">
            <text:p>0.02682800000000185</text:p>
          </table:table-cell>
          <table:table-cell table:style-name="Gnumeric-default" table:formula="of:=SUM([.E85]-[.B85])" office:value-type="float" office:value="0.014566999999999553">
            <text:p>0.01456699999999955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9.475532000000001">
            <text:p>19.475532</text:p>
          </table:table-cell>
          <table:table-cell table:style-name="Gnumeric-default" office:value-type="float" office:value="36.524687">
            <text:p>36.524687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float" office:value="19.498412999999999">
            <text:p>19.498413</text:p>
          </table:table-cell>
          <table:table-cell table:style-name="ACE-1" office:value-type="float" office:value="36.543784000000002">
            <text:p>36.543784</text:p>
          </table:table-cell>
          <table:table-cell table:style-name="Gnumeric-default" table:formula="of:=SUM([.D86]-[.A86])" office:value-type="float" office:value="0.022880999999998153">
            <text:p>0.022880999999998153</text:p>
          </table:table-cell>
          <table:table-cell table:style-name="Gnumeric-default" table:formula="of:=SUM([.E86]-[.B86])" office:value-type="float" office:value="0.01909700000000214">
            <text:p>0.0190970000000021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6.749439000000002">
            <text:p>36.749439</text:p>
          </table:table-cell>
          <table:table-cell table:style-name="Gnumeric-default" office:value-type="float" office:value="53.805742000000002">
            <text:p>53.80574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float" office:value="36.768177999999999">
            <text:p>36.768178</text:p>
          </table:table-cell>
          <table:table-cell table:style-name="ACE-1" office:value-type="float" office:value="53.827840999999999">
            <text:p>53.827841</text:p>
          </table:table-cell>
          <table:table-cell table:style-name="Gnumeric-default" table:formula="of:=SUM([.D87]-[.A87])" office:value-type="float" office:value="0.018738999999996508">
            <text:p>0.01873899999999651</text:p>
          </table:table-cell>
          <table:table-cell table:style-name="Gnumeric-default" table:formula="of:=SUM([.E87]-[.B87])" office:value-type="float" office:value="0.022098999999997204">
            <text:p>0.02209899999999720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4.175373">
            <text:p>54.175373</text:p>
          </table:table-cell>
          <table:table-cell table:style-name="Gnumeric-default" office:value-type="float" office:value="11.244431000000001">
            <text:p>11.24443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float" office:value="54.206280999999997">
            <text:p>54.206281</text:p>
          </table:table-cell>
          <table:table-cell table:style-name="ACE-1" office:value-type="float" office:value="11.263757999999999">
            <text:p>11.263758</text:p>
          </table:table-cell>
          <table:table-cell table:style-name="Gnumeric-default" table:formula="of:=SUM([.D88]-[.A88])" office:value-type="float" office:value="0.030907999999996605">
            <text:p>0.030907999999996605</text:p>
          </table:table-cell>
          <table:table-cell table:style-name="Gnumeric-default" table:formula="of:=SUM([.E88]-[.B88])" office:value-type="float" office:value="0.019326999999998762">
            <text:p>0.01932699999999876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1.615347">
            <text:p>11.615347</text:p>
          </table:table-cell>
          <table:table-cell table:style-name="Gnumeric-default" office:value-type="float" office:value="28.696752">
            <text:p>28.69675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float" office:value="11.644621000000001">
            <text:p>11.644621</text:p>
          </table:table-cell>
          <table:table-cell table:style-name="ACE-1" office:value-type="float" office:value="28.720815999999999">
            <text:p>28.720816</text:p>
          </table:table-cell>
          <table:table-cell table:style-name="Gnumeric-default" table:formula="of:=SUM([.D89]-[.A89])" office:value-type="float" office:value="0.02927400000000091">
            <text:p>0.02927400000000091</text:p>
          </table:table-cell>
          <table:table-cell table:style-name="Gnumeric-default" table:formula="of:=SUM([.E89]-[.B89])" office:value-type="float" office:value="0.024063999999999197">
            <text:p>0.02406399999999919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8.937946">
            <text:p>28.937946</text:p>
          </table:table-cell>
          <table:table-cell table:style-name="Gnumeric-default" office:value-type="float" office:value="45.986322999999999">
            <text:p>45.98632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float" office:value="28.963488999999999">
            <text:p>28.963489</text:p>
          </table:table-cell>
          <table:table-cell table:style-name="ACE-1" office:value-type="float" office:value="45.999958999999997">
            <text:p>45.999959</text:p>
          </table:table-cell>
          <table:table-cell table:style-name="Gnumeric-default" table:formula="of:=SUM([.D90]-[.A90])" office:value-type="float" office:value="0.025542999999998983">
            <text:p>0.025542999999998983</text:p>
          </table:table-cell>
          <table:table-cell table:style-name="Gnumeric-default" table:formula="of:=SUM([.E90]-[.B90])" office:value-type="float" office:value="0.013635999999998205">
            <text:p>0.01363599999999820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5.618406">
            <text:p>45.618406</text:p>
          </table:table-cell>
          <table:table-cell table:style-name="Gnumeric-default" office:value-type="float" office:value="3.6941860000000002">
            <text:p>3.694186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45.644410000000001">
            <text:p>45.64441</text:p>
          </table:table-cell>
          <table:table-cell table:style-name="ACE-1" office:value-type="float" office:value="3.7126769999999998">
            <text:p>3.712677</text:p>
          </table:table-cell>
          <table:table-cell table:style-name="Gnumeric-default" table:formula="of:=SUM([.D91]-[.A91])" office:value-type="float" office:value="0.02600400000000036">
            <text:p>0.02600400000000036</text:p>
          </table:table-cell>
          <table:table-cell table:style-name="Gnumeric-default" table:formula="of:=SUM([.E91]-[.B91])" office:value-type="float" office:value="0.018490999999999591">
            <text:p>0.0184909999999995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.3533010000000001">
            <text:p>4.353301</text:p>
          </table:table-cell>
          <table:table-cell table:style-name="Gnumeric-default" office:value-type="float" office:value="22.411760999999998">
            <text:p>22.41176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4.3712099999999996">
            <text:p>4.37121</text:p>
          </table:table-cell>
          <table:table-cell table:style-name="ACE-1" office:value-type="float" office:value="22.431956">
            <text:p>22.431956</text:p>
          </table:table-cell>
          <table:table-cell table:style-name="Gnumeric-default" table:formula="of:=SUM([.D92]-[.A92])" office:value-type="float" office:value="0.017908999999999509">
            <text:p>0.01790899999999951</text:p>
          </table:table-cell>
          <table:table-cell table:style-name="Gnumeric-default" table:formula="of:=SUM([.E92]-[.B92])" office:value-type="float" office:value="0.020195000000001073">
            <text:p>0.02019500000000107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2.695273">
            <text:p>22.695273</text:p>
          </table:table-cell>
          <table:table-cell table:style-name="Gnumeric-default" office:value-type="float" office:value="40.765891000000003">
            <text:p>40.76589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22.716424">
            <text:p>22.716424</text:p>
          </table:table-cell>
          <table:table-cell table:style-name="ACE-1" office:value-type="float" office:value="40.788995">
            <text:p>40.788995</text:p>
          </table:table-cell>
          <table:table-cell table:style-name="Gnumeric-default" table:formula="of:=SUM([.D93]-[.A93])" office:value-type="float" office:value="0.021150999999999698">
            <text:p>0.021150999999999698</text:p>
          </table:table-cell>
          <table:table-cell table:style-name="Gnumeric-default" table:formula="of:=SUM([.E93]-[.B93])" office:value-type="float" office:value="0.023103999999996461">
            <text:p>0.0231039999999964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1.056244999999997">
            <text:p>41.056245</text:p>
          </table:table-cell>
          <table:table-cell table:style-name="Gnumeric-default" office:value-type="float" office:value="59.136316999999998">
            <text:p>59.136317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41.088293">
            <text:p>41.088293</text:p>
          </table:table-cell>
          <table:table-cell table:style-name="ACE-1" office:value-type="float" office:value="59.153486000000001">
            <text:p>59.153486</text:p>
          </table:table-cell>
          <table:table-cell table:style-name="Gnumeric-default" table:formula="of:=SUM([.D94]-[.A94])" office:value-type="float" office:value="0.032048000000003185">
            <text:p>0.032048000000003185</text:p>
          </table:table-cell>
          <table:table-cell table:style-name="Gnumeric-default" table:formula="of:=SUM([.E94]-[.B94])" office:value-type="float" office:value="0.017169000000002654">
            <text:p>0.01716900000000265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9.385427999999997">
            <text:p>59.385428</text:p>
          </table:table-cell>
          <table:table-cell table:style-name="Gnumeric-default" office:value-type="float" office:value="17.456579999999999">
            <text:p>17.45658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float" office:value="59.412799999999997">
            <text:p>59.4128</text:p>
          </table:table-cell>
          <table:table-cell table:style-name="ACE-1" office:value-type="float" office:value="17.476122">
            <text:p>17.476122</text:p>
          </table:table-cell>
          <table:table-cell table:style-name="Gnumeric-default" table:formula="of:=SUM([.D95]-[.A95])" office:value-type="float" office:value="0.02737199999999973">
            <text:p>0.02737199999999973</text:p>
          </table:table-cell>
          <table:table-cell table:style-name="Gnumeric-default" table:formula="of:=SUM([.E95]-[.B95])" office:value-type="float" office:value="0.019542000000001281">
            <text:p>0.0195420000000012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8.143875999999999">
            <text:p>28.143876</text:p>
          </table:table-cell>
          <table:table-cell table:style-name="Gnumeric-default" office:value-type="float" office:value="47.220632000000002">
            <text:p>47.22063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28.172982999999999">
            <text:p>28.172983</text:p>
          </table:table-cell>
          <table:table-cell table:style-name="ACE-1" office:value-type="float" office:value="47.236640000000001">
            <text:p>47.23664</text:p>
          </table:table-cell>
          <table:table-cell table:style-name="Gnumeric-default" table:formula="of:=SUM([.D96]-[.A96])" office:value-type="float" office:value="0.029106999999999772">
            <text:p>0.029106999999999772</text:p>
          </table:table-cell>
          <table:table-cell table:style-name="Gnumeric-default" table:formula="of:=SUM([.E96]-[.B96])" office:value-type="float" office:value="0.016007999999999356">
            <text:p>0.01600799999999935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7.489722">
            <text:p>47.489722</text:p>
          </table:table-cell>
          <table:table-cell table:style-name="Gnumeric-default" office:value-type="float" office:value="6.5408200000000001">
            <text:p>6.5408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47.500121999999998">
            <text:p>47.500122</text:p>
          </table:table-cell>
          <table:table-cell table:style-name="ACE-1" office:value-type="float" office:value="6.5518809999999998">
            <text:p>6.551881</text:p>
          </table:table-cell>
          <table:table-cell table:style-name="Gnumeric-default" table:formula="of:=SUM([.D97]-[.A97])" office:value-type="float" office:value="0.010399999999997078">
            <text:p>0.010399999999997078</text:p>
          </table:table-cell>
          <table:table-cell table:style-name="Gnumeric-default" table:formula="of:=SUM([.E97]-[.B97])" office:value-type="float" office:value="0.011060999999999765">
            <text:p>0.01106099999999976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.9442680000000001">
            <text:p>6.944268</text:p>
          </table:table-cell>
          <table:table-cell table:style-name="Gnumeric-default" office:value-type="float" office:value="26.000482000000002">
            <text:p>26.00048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6.9564969999999997">
            <text:p>6.956497</text:p>
          </table:table-cell>
          <table:table-cell table:style-name="ACE-1" office:value-type="float" office:value="26.019742999999998">
            <text:p>26.019743</text:p>
          </table:table-cell>
          <table:table-cell table:style-name="Gnumeric-default" table:formula="of:=SUM([.D98]-[.A98])" office:value-type="float" office:value="0.012228999999999601">
            <text:p>0.012228999999999601</text:p>
          </table:table-cell>
          <table:table-cell table:style-name="Gnumeric-default" table:formula="of:=SUM([.E98]-[.B98])" office:value-type="float" office:value="0.019260999999996642">
            <text:p>0.01926099999999664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26.292456000000001">
            <text:p>26.292456</text:p>
          </table:table-cell>
          <table:table-cell table:style-name="Gnumeric-default" office:value-type="float" office:value="45.361044">
            <text:p>45.36104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26.312007000000001">
            <text:p>26.312007</text:p>
          </table:table-cell>
          <table:table-cell table:style-name="ACE-1" office:value-type="float" office:value="45.375971999999997">
            <text:p>45.375972</text:p>
          </table:table-cell>
          <table:table-cell table:style-name="Gnumeric-default" table:formula="of:=SUM([.D99]-[.A99])" office:value-type="float" office:value="0.019550999999999874">
            <text:p>0.019550999999999874</text:p>
          </table:table-cell>
          <table:table-cell table:style-name="Gnumeric-default" table:formula="of:=SUM([.E99]-[.B99])" office:value-type="float" office:value="0.01492799999999761">
            <text:p>0.0149279999999976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5.598483999999999">
            <text:p>45.598484</text:p>
          </table:table-cell>
          <table:table-cell table:style-name="Gnumeric-default" office:value-type="float" office:value="4.7323110000000002">
            <text:p>4.73231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float" office:value="45.703291">
            <text:p>45.703291</text:p>
          </table:table-cell>
          <table:table-cell table:style-name="ACE-1" office:value-type="float" office:value="4.7519980000000004">
            <text:p>4.751998</text:p>
          </table:table-cell>
          <table:table-cell table:style-name="Gnumeric-default" table:formula="of:=SUM([.D100]-[.A100])" office:value-type="float" office:value="0.10480700000000098">
            <text:p>0.10480700000000098</text:p>
          </table:table-cell>
          <table:table-cell table:style-name="Gnumeric-default" table:formula="of:=SUM([.E100]-[.B100])" office:value-type="float" office:value="0.019687000000000232">
            <text:p>0.01968700000000023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0.600529999999999">
            <text:p>50.60053</text:p>
          </table:table-cell>
          <table:table-cell table:style-name="Gnumeric-default" office:value-type="float" office:value="10.664833">
            <text:p>10.66483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50.627234000000001">
            <text:p>50.627234</text:p>
          </table:table-cell>
          <table:table-cell table:style-name="ACE-1" office:value-type="float" office:value="10.681042">
            <text:p>10.681042</text:p>
          </table:table-cell>
          <table:table-cell table:style-name="Gnumeric-default" table:formula="of:=SUM([.D101]-[.A101])" office:value-type="float" office:value="0.026704000000002281">
            <text:p>0.02670400000000228</text:p>
          </table:table-cell>
          <table:table-cell table:style-name="Gnumeric-default" table:formula="of:=SUM([.E101]-[.B101])" office:value-type="float" office:value="0.016208999999999918">
            <text:p>0.01620899999999991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1.18779">
            <text:p>11.18779</text:p>
          </table:table-cell>
          <table:table-cell table:style-name="Gnumeric-default" office:value-type="float" office:value="31.241211">
            <text:p>31.24121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11.208465">
            <text:p>11.208465</text:p>
          </table:table-cell>
          <table:table-cell table:style-name="ACE-1" office:value-type="float" office:value="31.256647999999998">
            <text:p>31.256648</text:p>
          </table:table-cell>
          <table:table-cell table:style-name="Gnumeric-default" table:formula="of:=SUM([.D102]-[.A102])" office:value-type="float" office:value="0.020675000000000665">
            <text:p>0.020675000000000665</text:p>
          </table:table-cell>
          <table:table-cell table:style-name="Gnumeric-default" table:formula="of:=SUM([.E102]-[.B102])" office:value-type="float" office:value="0.015436999999998591">
            <text:p>0.0154369999999985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1.569358999999999">
            <text:p>31.569359</text:p>
          </table:table-cell>
          <table:table-cell table:style-name="Gnumeric-default" office:value-type="float" office:value="51.620328999999998">
            <text:p>51.620329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31.584548999999999">
            <text:p>31.584549</text:p>
          </table:table-cell>
          <table:table-cell table:style-name="ACE-1" office:value-type="float" office:value="51.636032">
            <text:p>51.636032</text:p>
          </table:table-cell>
          <table:table-cell table:style-name="Gnumeric-default" table:formula="of:=SUM([.D103]-[.A103])" office:value-type="float" office:value="0.015190000000000481">
            <text:p>0.015190000000000481</text:p>
          </table:table-cell>
          <table:table-cell table:style-name="Gnumeric-default" table:formula="of:=SUM([.E103]-[.B103])" office:value-type="float" office:value="0.015703000000002021">
            <text:p>0.0157030000000020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1.910353000000001">
            <text:p>51.910353</text:p>
          </table:table-cell>
          <table:table-cell table:style-name="Gnumeric-default" office:value-type="float" office:value="11.971144000000001">
            <text:p>11.97114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51.930132">
            <text:p>51.930132</text:p>
          </table:table-cell>
          <table:table-cell table:style-name="ACE-1" office:value-type="float" office:value="12.013688">
            <text:p>12.013688</text:p>
          </table:table-cell>
          <table:table-cell table:style-name="Gnumeric-default" table:formula="of:=SUM([.D104]-[.A104])" office:value-type="float" office:value="0.019778999999999769">
            <text:p>0.01977899999999977</text:p>
          </table:table-cell>
          <table:table-cell table:style-name="Gnumeric-default" table:formula="of:=SUM([.E104]-[.B104])" office:value-type="float" office:value="0.042543999999999471">
            <text:p>0.0425439999999994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12.316754">
            <text:p>12.316754</text:p>
          </table:table-cell>
          <table:table-cell table:style-name="Gnumeric-default" office:value-type="float" office:value="32.388503999999998">
            <text:p>32.38850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float" office:value="12.344799">
            <text:p>12.344799</text:p>
          </table:table-cell>
          <table:table-cell table:style-name="ACE-1" office:value-type="float" office:value="32.407902">
            <text:p>32.407902</text:p>
          </table:table-cell>
          <table:table-cell table:style-name="Gnumeric-default" table:formula="of:=SUM([.D105]-[.A105])" office:value-type="float" office:value="0.028045000000000542">
            <text:p>0.02804500000000054</text:p>
          </table:table-cell>
          <table:table-cell table:style-name="Gnumeric-default" table:formula="of:=SUM([.E105]-[.B105])" office:value-type="float" office:value="0.019398000000002469">
            <text:p>0.01939800000000247</text:p>
          </table:table-cell>
          <table:table-cell table:number-columns-repeated="249" table:style-name="Gnumeric-default"/>
        </table:table-row>
        <table:table-row table:style-name="AROW-0" table:number-rows-repeated="65431">
          <table:table-cell table:number-columns-repeated="256"/>
        </table:table-row>
        <table:named-expressions>
          <table:named-expression table:name="Print_Area" table:expression="of:=#REF!" table:base-cell-address="$'dataStart.csv'.$A$1"/>
          <table:named-expression table:name="Sheet_Title" table:expression="of:=&quot;dataStart.csv&quot;" table:base-cell-address="$'dataSta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dataSta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5T16:41:48Z</dc:date>
    <meta:creation-date>2020-05-05T16:34:28Z</meta:creation-date>
    <meta:generator>gnumeric/1.12.28</meta:generator>
  </office:meta>
</office:document-meta>
</file>